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draw:marker-start-width="0.65cm" draw:marker-end-width="0.6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dash" draw:stroke-dash="Ultrafine_20_2_20_Dots_20_3_20_Dashes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otted" svg:stroke-width="0.3cm" draw:marker-start-width="0.65cm" draw:marker-end-width="0.6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1" xml:id="id1" draw:id="id1" draw:layer="layout" svg:width="3cm" svg:height="2.7cm" svg:x="1.3cm" svg:y="6.9cm">
            <text:p text:style-name="P1"><text:span text:style-name="T1">init</text:span></text:p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2" draw:text-style-name="P1" xml:id="id2" draw:id="id2" draw:layer="layout" svg:width="3cm" svg:height="2.7cm" svg:x="9.7cm" svg:y="4.8cm">
            <text:p text:style-name="P1"><text:span text:style-name="T1">Load_Imag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3" draw:id="id3" draw:layer="layout" svg:width="3cm" svg:height="2.7cm" svg:x="17cm" svg:y="1.6cm">
            <text:p text:style-name="P2"><text:span text:style-name="T1">Land_Con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5" draw:id="id5" draw:layer="layout" svg:width="3cm" svg:height="2.7cm" svg:x="13.1cm" svg:y="13.6cm">
            <text:p text:style-name="P2"><text:span text:style-name="T1">Sav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6" draw:id="id6" draw:layer="layout" svg:width="3cm" svg:height="2.7cm" svg:x="5.6cm" svg:y="9.8cm">
            <text:p text:style-name="P2"><text:span text:style-name="T1">Clea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0" draw:id="id10" draw:layer="layout" svg:width="3cm" svg:height="2.7cm" svg:x="29.5cm" svg:y="14.8cm">
            <text:p text:style-name="P1"><text:span text:style-name="T1">qu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4" draw:id="id4" draw:layer="layout" svg:width="3cm" svg:height="2.7cm" svg:x="28.7cm" svg:y="8.8cm">
            <text:p text:style-name="P1">Run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1" draw:layer="layout" draw:type="curve" svg:x1="3.861cm" svg:y1="7.295cm" svg:x2="9.7cm" svg:y2="6.15cm" draw:start-shape="id1" draw:start-glue-point="11" draw:end-shape="id2" draw:end-glue-point="6" svg:d="m3861 7295c0-764 1946-1145 5839-1145" svg:viewBox="0 0 5840 1146">
            <text:p text:style-name="P1"><text:span text:style-name="T1">Button_Image:clicked</text:span></text:p>
          </draw:connector>
          <draw:connector draw:style-name="gr3" draw:text-style-name="P1" draw:layer="layout" draw:type="curve" svg:x1="12.7cm" svg:y1="6.15cm" svg:x2="12.261cm" svg:y2="5.195cm" draw:start-shape="id2" draw:start-glue-point="10" draw:end-shape="id2" draw:end-glue-point="11" svg:d="m12700 6150c753 0 627-926 330-1501s-769-798-769 546" svg:viewBox="0 0 1003 1954">
            <text:p text:style-name="P1"><text:span text:style-name="T1">Button_Image:clicked</text:span></text:p>
          </draw:connector>
          <draw:connector draw:style-name="gr3" draw:text-style-name="P1" draw:layer="layout" draw:type="curve" svg:x1="12.261cm" svg:y1="7.105cm" svg:x2="17.439cm" svg:y2="3.905cm" draw:start-shape="id2" draw:start-glue-point="9" draw:end-shape="id3" draw:end-glue-point="7" svg:d="m12261 7105c0 1345 5178 2945 5178-3200" svg:viewBox="0 0 5179 4443">
            <text:p text:style-name="P1"><text:span text:style-name="T1">Button_Conf:clicked</text:span></text:p>
          </draw:connector>
          <draw:connector draw:style-name="gr3" draw:text-style-name="P1" draw:layer="layout" draw:type="curve" svg:x1="18.5cm" svg:y1="1.6cm" svg:x2="17cm" svg:y2="2.95cm" draw:start-shape="id3" draw:start-glue-point="4" draw:end-shape="id3" svg:d="m18500 1600c0-751-1001-626-1564-101s-687 1451 64 1451" svg:viewBox="0 0 2026 1880">
            <text:p text:style-name="P1"><text:span text:style-name="T1">Button_Conf:clicked</text:span></text:p>
          </draw:connector>
          <draw:connector draw:style-name="gr3" draw:text-style-name="P1" draw:layer="layout" draw:type="curve" svg:x1="19.561cm" svg:y1="3.905cm" svg:x2="29.139cm" svg:y2="9.195cm" draw:start-shape="id3" draw:start-glue-point="9" draw:end-shape="id4" draw:end-glue-point="5" svg:d="m19561 3905c0 3969 9578 1324 9578 5290" svg:viewBox="0 0 9579 5291">
            <text:p text:style-name="P1"><text:span text:style-name="T1">Button_Run:clicked</text:span></text:p>
          </draw:connector>
          <draw:connector draw:style-name="gr3" draw:text-style-name="P1" draw:layer="layout" draw:type="curve" svg:x1="31.7cm" svg:y1="10.15cm" svg:x2="31.261cm" svg:y2="11.105cm" draw:start-shape="id4" draw:start-glue-point="10" draw:end-shape="id4" draw:end-glue-point="9" svg:d="m31700 10150c753 0 627 926 330 1501s-769 799-769-546" svg:viewBox="0 0 1003 1954">
            <text:p text:style-name="P1"><text:span text:style-name="T1">Button_Run:clicked</text:span></text:p>
          </draw:connector>
          <draw:connector draw:style-name="gr3" draw:text-style-name="P1" draw:layer="layout" draw:type="curve" svg:x1="28.7cm" svg:y1="10.15cm" svg:x2="18.5cm" svg:y2="4.3cm" draw:start-shape="id4" draw:start-glue-point="6" draw:end-shape="id3" draw:end-glue-point="8" svg:d="m28700 10150c-6800 0-10200-1950-10200-5850" svg:viewBox="0 0 10201 5851">
            <text:p text:style-name="P1"><text:span text:style-name="T1">Button_Conf:clicked</text:span></text:p>
          </draw:connector>
          <draw:connector draw:style-name="gr3" draw:text-style-name="P1" draw:layer="layout" draw:type="curve" draw:line-skew="-1.151cm" svg:x1="29.139cm" svg:y1="11.105cm" svg:x2="13.539cm" svg:y2="13.995cm" draw:start-shape="id4" draw:start-glue-point="7" draw:end-shape="id5" draw:end-glue-point="5" svg:d="m29139 11105c0 442-15600-1002-15600 2890" svg:viewBox="0 0 15601 2891">
            <text:p text:style-name="P1"><text:span text:style-name="T1">Button_Save:clicked</text:span></text:p>
          </draw:connector>
          <draw:connector draw:style-name="gr3" draw:text-style-name="P1" draw:layer="layout" draw:type="curve" draw:line-skew="0.324cm" svg:x1="14.6cm" svg:y1="13.6cm" svg:x2="30.2cm" svg:y2="11.5cm" draw:start-shape="id5" draw:end-shape="id4" draw:end-glue-point="8" svg:d="m14600 13600c0-1087 15600-38 15600-2100" svg:viewBox="0 0 15601 2101">
            <text:p text:style-name="P1"><text:span text:style-name="T1">Button_Run:clicked</text:span></text:p>
          </draw:connector>
          <draw:connector draw:style-name="gr3" draw:text-style-name="P1" draw:layer="layout" draw:type="curve" svg:x1="13.1cm" svg:y1="14.95cm" svg:x2="18.5cm" svg:y2="4.3cm" draw:start-shape="id5" draw:start-glue-point="6" draw:end-shape="id3" draw:end-glue-point="8" svg:d="m13100 14950c-751 0-626-3000 911-3918s4489 244 4489-6732" svg:viewBox="0 0 5848 10651">
            <text:p text:style-name="P1"><text:span text:style-name="T1">Button_Conf:clicked</text:span></text:p>
          </draw:connector>
          <draw:connector draw:style-name="gr3" draw:text-style-name="P1" draw:layer="layout" draw:type="curve" draw:line-skew="0.949cm" svg:x1="15.661cm" svg:y1="15.905cm" svg:x2="14.6cm" svg:y2="16.3cm" draw:start-shape="id5" draw:start-glue-point="9" draw:end-shape="id5" draw:end-glue-point="8" svg:d="m15661 15905c0 2769-1061 2571-1061 395" svg:viewBox="0 0 1062 2054">
            <text:p text:style-name="P1"><text:span text:style-name="T1">Button_Save:clicked</text:span></text:p>
          </draw:connector>
          <draw:connector draw:style-name="gr3" draw:text-style-name="P1" draw:layer="layout" draw:type="curve" svg:x1="13.539cm" svg:y1="15.905cm" svg:x2="7.1cm" svg:y2="12.5cm" draw:start-shape="id5" draw:start-glue-point="7" draw:end-shape="id6" svg:d="m13539 15905c0 1345-6439 3048-6439-3405" svg:viewBox="0 0 6440 4664">
            <text:p text:style-name="P1"><text:span text:style-name="T1">Button_Image:clicked</text:span></text:p>
          </draw:connector>
          <draw:connector draw:style-name="gr4" draw:text-style-name="P2" draw:layer="layout" draw:type="curve" svg:x1="7.1cm" svg:y1="9.8cm" svg:x2="11.2cm" svg:y2="7.5cm" draw:start-shape="id6" draw:start-glue-point="4" draw:end-shape="id2" draw:end-glue-point="8" svg:d="m7100 9800c0-1723 4100-574 4100-2300" svg:viewBox="0 0 4101 2301">
            <text:p/>
          </draw:connector>
          <draw:frame draw:style-name="gr5" draw:text-style-name="P2" draw:layer="layout" svg:width="0.471cm" svg:height="0.335cm" svg:x="8.941cm" svg:y="8.659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2" draw:text-style-name="P1" xml:id="id7" draw:id="id7" draw:layer="layout" svg:width="3cm" svg:height="2.7cm" svg:x="1.4cm" svg:y="0.8cm">
            <text:p text:style-name="P2"><text:span text:style-name="T1">Ab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curve" svg:x1="1.739cm" svg:y1="7.295cm" svg:x2="2.9cm" svg:y2="3.5cm" draw:start-shape="id1" draw:start-glue-point="5" draw:end-shape="id7" svg:d="m1739 7295c0-3253 1161-1356 1161-3795" svg:viewBox="0 0 1162 3796">
            <text:p text:style-name="P1"><text:span text:style-name="T1">Button_About</text:span></text:p>
            <text:p text:style-name="P1"><text:span text:style-name="T1">:clicked</text:span></text:p>
          </draw:connector>
          <draw:connector draw:style-name="gr3" draw:text-style-name="P1" draw:layer="layout" draw:type="curve" svg:x1="10.139cm" svg:y1="5.195cm" svg:x2="4.4cm" svg:y2="2.15cm" draw:start-shape="id2" draw:start-glue-point="5" draw:end-shape="id7" draw:end-glue-point="10" svg:d="m10139 5195c0-2030-1913-3045-5739-3045" svg:viewBox="0 0 5740 3046">
            <text:p text:style-name="P1"><text:span text:style-name="T1">Button_About</text:span></text:p>
            <text:p text:style-name="P1"><text:span text:style-name="T1">:clicked</text:span></text:p>
          </draw:connector>
          <draw:connector draw:style-name="gr3" draw:text-style-name="P1" draw:layer="layout" draw:type="curve" draw:line-skew="4.711cm" svg:x1="17cm" svg:y1="2.95cm" svg:x2="3.961cm" svg:y2="1.195cm" draw:start-shape="id3" draw:start-glue-point="6" draw:end-shape="id7" draw:end-glue-point="11" svg:d="m17000 2950c-2382 0-1985-1326-4649-2101s-8390-998-8390 346" svg:viewBox="0 0 13040 2724">
            <text:p text:style-name="P1"><text:span text:style-name="T1">Button_About</text:span></text:p>
            <text:p text:style-name="P1"><text:span text:style-name="T1">:clicked</text:span></text:p>
          </draw:connector>
          <draw:custom-shape draw:style-name="gr6" draw:text-style-name="P1" xml:id="id8" draw:id="id8" draw:layer="layout" svg:width="3cm" svg:height="2.7cm" svg:x="25.7cm" svg:y="1.7cm">
            <text:p text:style-name="P2"><text:span text:style-name="T1">Ab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curve" svg:x1="20cm" svg:y1="2.95cm" svg:x2="26.139cm" svg:y2="2.095cm" draw:start-shape="id3" draw:start-glue-point="10" draw:end-shape="id8" draw:end-glue-point="5" svg:d="m20000 2950c4276 0 3563-876 4029-1426s2110-773 2110 571" svg:viewBox="0 0 6140 1858">
            <text:p text:style-name="P1"><text:span text:style-name="T1">Button_About</text:span></text:p>
            <text:p text:style-name="P1"><text:span text:style-name="T1">:clicked</text:span></text:p>
          </draw:connector>
          <draw:connector draw:style-name="gr3" draw:text-style-name="P1" draw:layer="layout" draw:type="curve" svg:x1="31.7cm" svg:y1="10.15cm" svg:x2="28.261cm" svg:y2="2.095cm" draw:start-shape="id4" draw:start-glue-point="10" draw:end-shape="id8" draw:end-glue-point="11" svg:d="m31700 10150c753 0 627-4476-420-6826s-3019-2573-3019-1229" svg:viewBox="0 0 3921 8881">
            <text:p text:style-name="P1"><text:span text:style-name="T1">Button_About</text:span></text:p>
            <text:p text:style-name="P1"><text:span text:style-name="T1">:clicked</text:span></text:p>
          </draw:connector>
          <draw:custom-shape draw:style-name="gr6" draw:text-style-name="P1" xml:id="id9" draw:id="id9" draw:layer="layout" svg:width="3cm" svg:height="2.7cm" svg:x="22.8cm" svg:y="16.7cm">
            <text:p text:style-name="P2"><text:span text:style-name="T1">Ab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curve" draw:line-skew="0.424cm" svg:x1="15.661cm" svg:y1="13.995cm" svg:x2="23.239cm" svg:y2="17.095cm" draw:start-shape="id5" draw:start-glue-point="11" draw:end-shape="id9" draw:end-glue-point="5" svg:d="m15661 13995c0-708 7578-2258 7578 3100" svg:viewBox="0 0 7579 3865">
            <text:p text:style-name="P1"><text:span text:style-name="T1">Button_About</text:span></text:p>
            <text:p text:style-name="P1"><text:span text:style-name="T1">:clicked</text:span></text:p>
          </draw:connector>
          <draw:connector draw:style-name="gr3" draw:text-style-name="P1" draw:layer="layout" draw:type="curve" svg:x1="22.8cm" svg:y1="18.05cm" svg:x2="16.1cm" svg:y2="14.95cm" draw:start-shape="id9" draw:end-shape="id5" draw:end-glue-point="10" svg:d="m22800 18050c-5023 0-1674-3100-6700-3100" svg:viewBox="0 0 6701 3101">
            <text:p text:style-name="P1"><text:span text:style-name="T1">Button_Save:clicked</text:span></text:p>
          </draw:connector>
          <draw:connector draw:style-name="gr3" draw:text-style-name="P1" draw:layer="layout" draw:type="curve" svg:x1="26.139cm" svg:y1="4.005cm" svg:x2="30.2cm" svg:y2="8.8cm" draw:start-shape="id8" draw:start-glue-point="7" draw:end-shape="id4" draw:end-glue-point="4" svg:d="m26139 4005c0 3894 4061 1497 4061 4795" svg:viewBox="0 0 4062 4796">
            <text:p text:style-name="P1"><text:span text:style-name="T1">Button_Run:clicked</text:span></text:p>
          </draw:connector>
          <draw:connector draw:style-name="gr3" draw:text-style-name="P1" draw:layer="layout" draw:type="curve" svg:x1="25.7cm" svg:y1="3.05cm" svg:x2="19.561cm" svg:y2="3.905cm" draw:start-shape="id8" draw:start-glue-point="6" draw:end-shape="id3" draw:end-glue-point="9" svg:d="m25700 3050c-4273 0-3561 876-4027 1426s-2112 774-2112-571" svg:viewBox="0 0 6140 1858">
            <text:p text:style-name="P1"><text:span text:style-name="T1">Button_Conf:clicked</text:span></text:p>
          </draw:connector>
          <draw:connector draw:style-name="gr3" draw:text-style-name="P1" draw:layer="layout" draw:type="curve" draw:line-skew="0.65cm" svg:x1="25.361cm" svg:y1="19.005cm" svg:x2="23.239cm" svg:y2="19.005cm" draw:start-shape="id9" draw:start-glue-point="9" draw:end-shape="id9" draw:end-glue-point="7" svg:d="m25361 19005c0 2320-2122 2320-2122 0" svg:viewBox="0 0 2123 1741">
            <text:p text:style-name="P1"><text:span text:style-name="T1">Button_About</text:span></text:p>
            <text:p text:style-name="P1"><text:span text:style-name="T1">:clicked</text:span></text:p>
          </draw:connector>
          <draw:connector draw:style-name="gr3" draw:text-style-name="P1" draw:layer="layout" draw:type="curve" svg:x1="3.961cm" svg:y1="3.105cm" svg:x2="9.7cm" svg:y2="6.15cm" draw:start-shape="id7" draw:start-glue-point="9" draw:end-shape="id2" draw:end-glue-point="6" svg:d="m3961 3105c0 2030 1913 3045 5739 3045" svg:viewBox="0 0 5740 3046">
            <text:p text:style-name="P1"><text:span text:style-name="T1">Button_Image:clicked</text:span></text:p>
          </draw:connector>
          <draw:connector draw:style-name="gr3" draw:text-style-name="P1" draw:layer="layout" draw:type="curve" svg:x1="24.3cm" svg:y1="16.7cm" svg:x2="29.5cm" svg:y2="16.15cm" draw:start-shape="id9" draw:start-glue-point="4" draw:end-shape="id10" svg:d="m24300 16700c0-367 1733-550 5200-550" svg:viewBox="0 0 5201 551">
            <text:p text:style-name="P1"><text:span text:style-name="T1">Button_Exit</text:span></text:p>
            <text:p text:style-name="P1"><text:span text:style-name="T1">:clicked</text:span></text:p>
          </draw:connector>
          <draw:connector draw:style-name="gr3" draw:text-style-name="P1" draw:layer="layout" draw:type="curve" svg:x1="30.2cm" svg:y1="11.5cm" svg:x2="31cm" svg:y2="14.8cm" draw:start-shape="id4" draw:start-glue-point="8" draw:end-shape="id10" svg:d="m30200 11500c0 2364 800 714 800 3300" svg:viewBox="0 0 801 3301">
            <text:p text:style-name="P1"><text:span text:style-name="T1">Button_Exit</text:span></text:p>
            <text:p text:style-name="P1"><text:span text:style-name="T1">:clicked</text:span></text:p>
          </draw:connector>
          <draw:custom-shape draw:style-name="gr7" draw:text-style-name="P1" xml:id="id11" draw:id="id11" draw:layer="layout" svg:width="3cm" svg:height="2.7cm" svg:x="16.4cm" svg:y="-3.1cm">
            <text:p text:style-name="P1"><text:span text:style-name="T1">qu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curve" svg:x1="19.561cm" svg:y1="1.995cm" svg:x2="19.4cm" svg:y2="-1.75cm" draw:start-shape="id3" draw:start-glue-point="11" draw:end-shape="id11" draw:end-glue-point="10" svg:d="m19561 1995c0-1980 245-1650 449-2091s366-1654-610-1654" svg:viewBox="0 0 766 3746">
            <text:p text:style-name="P1"><text:span text:style-name="T1">Button_Exit</text:span></text:p>
            <text:p text:style-name="P1"><text:span text:style-name="T1">:clicked</text:span></text:p>
          </draw:connector>
          <draw:connector draw:style-name="gr3" draw:text-style-name="P1" draw:layer="layout" draw:type="curve" svg:x1="2.9cm" svg:y1="0.8cm" svg:x2="16.4cm" svg:y2="-1.75cm" draw:start-shape="id7" draw:start-glue-point="4" svg:d="m2900 800c0-2287 13500-1013 13500-2550" svg:viewBox="0 0 13501 2551">
            <text:p text:style-name="P1"><text:span text:style-name="T1">Button_Exit</text:span></text:p>
            <text:p text:style-name="P1"><text:span text:style-name="T1">:clicked</text:span></text:p>
          </draw:connector>
          <draw:connector draw:style-name="gr3" draw:text-style-name="P1" draw:layer="layout" draw:type="curve" svg:x1="19.562cm" svg:y1="1.996cm" svg:x2="19.401cm" svg:y2="-1.749cm" svg:d="m19562 1996c0-1980 245-1650 449-2091s366-1654-610-1654" svg:viewBox="0 0 766 3746">
            <text:p text:style-name="P1"><text:span text:style-name="T1">Button_Exit</text:span></text:p>
            <text:p text:style-name="P1"><text:span text:style-name="T1">:clicked</text:span></text:p>
          </draw:connector>
          <draw:connector draw:style-name="gr3" draw:text-style-name="P1" draw:layer="layout" draw:type="curve" svg:x1="11.2cm" svg:y1="4.8cm" svg:x2="18.961cm" svg:y2="-2.705cm" draw:start-shape="id2" draw:start-glue-point="4" draw:end-shape="id11" draw:end-glue-point="11" svg:d="m11200 4800c0-12825 7761-9072 7761-7505" svg:viewBox="0 0 7762 9248">
            <text:p text:style-name="P1">Button_Exit</text:p>
            <text:p text:style-name="P1">:clicked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dobe Heiti Std R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Adobe Heiti Std R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1T08:50:36</meta:creation-date>
    <dc:date>2014-01-21T14:32:07</dc:date>
    <meta:editing-duration>PT2H53M53S</meta:editing-duration>
    <meta:editing-cycles>1</meta:editing-cycles>
    <meta:document-statistic meta:object-count="43"/>
    <meta:generator>LibreOffice/4.0.2.2$Linux_X86_64 LibreOffice_project/400m0$Build-2</meta:generator>
  </office:meta>
</office:document-meta>
</file>

<file path=Object 1/content.xml><?xml version="1.0" encoding="utf-8"?>
<math xmlns="http://www.w3.org/1998/Math/MathML">
  <semantics>
    <mrow>
      <mo stretchy="false">λ</mo>
    </mrow>
    <annotation encoding="StarMath 5.0">%lambda
</annotation>
  </semantics>
</math>
</file>